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7A70AEC35A1D2B67.png" manifest:media-type="image/png"/>
  <manifest:file-entry manifest:full-path="Pictures/1000020100000373000001B3616677015ABE57B9.png" manifest:media-type="image/png"/>
  <manifest:file-entry manifest:full-path="Pictures/10000201000002580000011A155D5A36F21985CC.png" manifest:media-type="image/png"/>
  <manifest:file-entry manifest:full-path="Pictures/10000201000001E00000016882E22DEE39065AAE.png" manifest:media-type="image/png"/>
  <manifest:file-entry manifest:full-path="Pictures/10000201000000C8000000C8622BF5A8006720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ptch</text:p>
          </draw:text-box>
        </draw:frame>
        <draw:frame draw:style-name="gr1" draw:text-style-name="P1" draw:layer="layout" svg:width="6.614cm" svg:height="6.614cm" svg:x="10.8cm" svg:y="6.8cm">
          <draw:image xlink:href="Pictures/10000201000000FA000000FA7A70AEC35A1D2B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3.362cm" svg:height="11.508cm" svg:x="0.038cm" svg:y="0.092cm">
          <draw:image xlink:href="Pictures/1000020100000373000001B3616677015ABE57B9.png" xlink:type="simple" xlink:show="embed" xlink:actuate="onLoad">
            <text:p/>
          </draw:image>
        </draw:frame>
        <draw:frame draw:style-name="gr1" draw:text-style-name="P1" draw:layer="layout" svg:width="12.699cm" svg:height="9.524cm" svg:x="14.501cm" svg:y="8cm">
          <draw:image xlink:href="Pictures/10000201000001E00000016882E22DEE39065AAE.png" xlink:type="simple" xlink:show="embed" xlink:actuate="onLoad">
            <text:p/>
          </draw:image>
        </draw:frame>
        <draw:line draw:style-name="gr3" draw:text-style-name="P3" draw:layer="layout" svg:x1="14.2cm" svg:y1="12.2cm" svg:x2="2.4cm" svg:y2="9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шение</text:p>
          </draw:text-box>
        </draw:frame>
        <draw:frame draw:style-name="gr4" draw:text-style-name="P4" draw:layer="layout" svg:width="10.793cm" svg:height="0.963cm" svg:x="1.207cm" svg:y="5.837cm">
          <draw:text-box>
            <text:p>https://github.com/niklasb/dryscrape/</text:p>
          </draw:text-box>
        </draw:frame>
        <draw:frame draw:style-name="gr5" draw:text-style-name="P5" draw:layer="layout" svg:width="13cm" svg:height="0.962cm" svg:x="1.4cm" svg:y="4.343cm">
          <draw:text-box>
            <text:p>Нам нужен рендер в браузер + скриншот!</text:p>
          </draw:text-box>
        </draw:frame>
        <draw:frame draw:style-name="gr6" draw:text-style-name="P7" draw:layer="layout" svg:width="9.8cm" svg:height="1.453cm" svg:x="1.4cm" svg:y="7.6cm">
          <draw:text-box>
            <text:p text:style-name="P6"><text:span text:style-name="T1">sess.render('screenshot.png')</text:span></text:p>
          </draw:text-box>
        </draw:frame>
        <draw:frame draw:style-name="gr1" draw:text-style-name="P1" draw:layer="layout" svg:width="5.291cm" svg:height="5.291cm" svg:x="1.2cm" svg:y="11.509cm">
          <draw:image xlink:href="Pictures/10000201000000C8000000C8622BF5A800672022.png" xlink:type="simple" xlink:show="embed" xlink:actuate="onLoad">
            <text:p/>
          </draw:image>
        </draw:frame>
        <draw:frame draw:style-name="gr5" draw:text-style-name="P5" draw:layer="layout" svg:width="10.6cm" svg:height="0.962cm" svg:x="2cm" svg:y="9.6cm">
          <draw:text-box>
            <text:p>А далее:</text:p>
          </draw:text-box>
        </draw:frame>
        <draw:frame draw:style-name="gr1" draw:text-style-name="P1" draw:layer="layout" svg:width="12.4cm" svg:height="5.8cm" svg:x="7.2cm" svg:y="11.4cm">
          <draw:image xlink:href="Pictures/10000201000002580000011A155D5A36F21985CC.png" xlink:type="simple" xlink:show="embed" xlink:actuate="onLoad">
            <text:p/>
          </draw:image>
        </draw:frame>
        <draw:frame draw:style-name="gr4" draw:text-style-name="P4" draw:layer="layout" svg:width="11.89cm" svg:height="0.963cm" svg:x="1.71cm" svg:y="18.4cm">
          <draw:text-box>
            <text:p>https://github.com/madmaze/pytesserac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8:27:32.655214908</meta:creation-date>
    <dc:date>2016-10-16T19:51:38.500465363</dc:date>
    <meta:editing-duration>PT12M8S</meta:editing-duration>
    <meta:editing-cycles>1</meta:editing-cycles>
    <meta:document-statistic meta:object-count="40"/>
    <meta:generator>LibreOffice/5.1.4.2$Linux_X86_64 LibreOffice_project/10m0$Build-2</meta:generator>
  </office:meta>
</office:document-meta>
</file>